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mry_KacstQurn" svg:font-family="mry_KacstQu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officeooo:rsid="0018cf49" officeooo:paragraph-rsid="0018cf49" style:font-size-asian="12pt" style:font-size-complex="12pt"/>
    </style:style>
    <style:style style:name="P2" style:family="paragraph" style:parent-style-name="Preformatted_20_Text">
      <style:text-properties style:font-name="Arial" fo:font-size="12pt" officeooo:rsid="0016d956" officeooo:paragraph-rsid="0016d956" style:font-size-asian="12pt" style:font-size-complex="12pt"/>
    </style:style>
    <style:style style:name="P3" style:family="paragraph" style:parent-style-name="Preformatted_20_Text">
      <style:text-properties style:font-name="Arial" fo:font-size="12pt" officeooo:rsid="001ce141" officeooo:paragraph-rsid="001ce141" style:font-size-asian="12pt" style:font-size-complex="12pt"/>
    </style:style>
    <style:style style:name="P4" style:family="paragraph" style:parent-style-name="Preformatted_20_Text">
      <style:text-properties style:font-name="Arial" fo:font-size="12pt" officeooo:rsid="0018cf49" officeooo:paragraph-rsid="0018cf49" style:font-size-asian="12pt" style:font-size-complex="12pt"/>
    </style:style>
    <style:style style:name="P5" style:family="paragraph" style:parent-style-name="Preformatted_20_Text">
      <style:text-properties style:font-name="Arial" fo:font-size="12pt" officeooo:rsid="0018cf49" officeooo:paragraph-rsid="001ce141" style:font-size-asian="12pt" style:font-size-complex="12pt"/>
    </style:style>
    <style:style style:name="P6" style:family="paragraph" style:parent-style-name="Preformatted_20_Text">
      <style:text-properties style:font-name="Arial" fo:font-size="12pt" officeooo:rsid="0018cf49" officeooo:paragraph-rsid="001e18c6" style:font-size-asian="12pt" style:font-size-complex="12pt"/>
    </style:style>
    <style:style style:name="P7" style:family="paragraph" style:parent-style-name="Preformatted_20_Text">
      <style:text-properties style:font-name="Arial" fo:font-size="12pt" officeooo:rsid="001a93ea" officeooo:paragraph-rsid="0018cf49" style:font-size-asian="12pt" style:font-size-complex="12pt"/>
    </style:style>
    <style:style style:name="P8" style:family="paragraph" style:parent-style-name="Preformatted_20_Text">
      <style:text-properties style:font-name="Arial" fo:font-size="12pt" officeooo:rsid="001e18c6" officeooo:paragraph-rsid="001e18c6" style:font-size-asian="12pt" style:font-size-complex="12pt"/>
    </style:style>
    <style:style style:name="P9" style:family="paragraph" style:parent-style-name="Preformatted_20_Text">
      <style:text-properties style:font-name="Arial" fo:font-size="12pt" officeooo:rsid="001fb87a" officeooo:paragraph-rsid="001fb87a" style:font-size-asian="12pt" style:font-size-complex="12pt"/>
    </style:style>
    <style:style style:name="P10" style:family="paragraph" style:parent-style-name="Preformatted_20_Text">
      <style:text-properties style:font-name="Arial" fo:font-size="12pt" officeooo:rsid="002203d2" officeooo:paragraph-rsid="002203d2" style:font-size-asian="12pt" style:font-size-complex="12pt"/>
    </style:style>
    <style:style style:name="P11" style:family="paragraph" style:parent-style-name="Preformatted_20_Text">
      <style:text-properties style:font-name="Arial" fo:font-size="12pt" officeooo:rsid="0022d806" officeooo:paragraph-rsid="0022d806" style:font-size-asian="12pt" style:font-size-complex="12pt"/>
    </style:style>
    <style:style style:name="P12" style:family="paragraph" style:parent-style-name="Preformatted_20_Text">
      <style:text-properties style:font-name="Arial" fo:font-size="12pt" officeooo:rsid="0022d806" officeooo:paragraph-rsid="00247b22" style:font-size-asian="12pt" style:font-size-complex="12pt"/>
    </style:style>
    <style:style style:name="P13" style:family="paragraph" style:parent-style-name="Preformatted_20_Text">
      <style:text-properties style:font-name="Arial" fo:font-size="12pt" officeooo:rsid="00247b22" officeooo:paragraph-rsid="00247b22" style:font-size-asian="12pt" style:font-size-complex="12pt"/>
    </style:style>
    <style:style style:name="P14" style:family="paragraph" style:parent-style-name="Preformatted_20_Text">
      <style:text-properties style:font-name="Arial" fo:font-size="12pt" officeooo:rsid="00247b22" officeooo:paragraph-rsid="0026307e" style:font-size-asian="12pt" style:font-size-complex="12pt"/>
    </style:style>
    <style:style style:name="P15" style:family="paragraph" style:parent-style-name="Preformatted_20_Text">
      <style:text-properties style:font-name="Arial" fo:font-size="12pt" officeooo:rsid="0026307e" officeooo:paragraph-rsid="00247b22" style:font-size-asian="12pt" style:font-size-complex="12pt"/>
    </style:style>
    <style:style style:name="T1" style:family="text">
      <style:text-properties style:text-position="super 58%"/>
    </style:style>
    <style:style style:name="T2" style:family="text">
      <style:text-properties officeooo:rsid="001ce141"/>
    </style:style>
    <style:style style:name="T3" style:family="text">
      <style:text-properties style:text-position="sub 58%"/>
    </style:style>
    <style:style style:name="T4" style:family="text">
      <style:text-properties style:text-position="sub 58%" officeooo:rsid="001ce141"/>
    </style:style>
    <style:style style:name="T5" style:family="text">
      <style:text-properties style:text-position="sub 58%" officeooo:rsid="001e18c6"/>
    </style:style>
    <style:style style:name="T6" style:family="text">
      <style:text-properties style:text-position="sub 58%" officeooo:rsid="00247b22"/>
    </style:style>
    <style:style style:name="T7" style:family="text">
      <style:text-properties officeooo:rsid="001e18c6"/>
    </style:style>
    <style:style style:name="T8" style:family="text">
      <style:text-properties style:text-position="0% 100%"/>
    </style:style>
    <style:style style:name="T9" style:family="text">
      <style:text-properties style:text-position="0% 100%" officeooo:rsid="00247b22"/>
    </style:style>
    <style:style style:name="T10" style:family="text">
      <style:text-properties style:text-position="0% 100%" officeooo:rsid="002630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p text:style-name="P3">greedy algorithm:</text:p>
      <text:p text:style-name="P3"/>
      <text:p text:style-name="P3">sort the jobs that are received from customers in reverse order ( so larger first ) and we then calculate the weighted sum of completion time.</text:p>
      <text:p text:style-name="P3"/>
      <text:p text:style-name="P4">For this algorithm I am assuming that the input is going to be n number of jobs that have weight of w<text:span text:style-name="T4">x</text:span> and processing time of t<text:span text:style-name="T4">x</text:span></text:p>
      <text:p text:style-name="P4">and the output in this case will be the minimized or reduced weighted sum of completion times. </text:p>
      <text:p text:style-name="P4"/>
      <text:p text:style-name="P5">Algorithm_<text:span text:style-name="T2">Job_Schedule </text:span>( w<text:span text:style-name="T4">x</text:span> , t<text:span text:style-name="T4">x </text:span>)</text:p>
      <text:p text:style-name="P4">{</text:p>
      <text:p text:style-name="P4"><text:tab/>for <text:span text:style-name="T2">x</text:span> = 0 to <text:s/><text:span text:style-name="T2">x</text:span> &lt; n; <text:span text:style-name="T2">x</text:span>++ </text:p>
      <text:p text:style-name="P5"><text:tab/><text:span text:style-name="T2">vector</text:span>1[j] ← w<text:span text:style-name="T4">x</text:span> </text:p>
      <text:p text:style-name="P4"/>
      <text:p text:style-name="P1"/>
      <text:p text:style-name="P4"><text:tab/>for <text:span text:style-name="T2">x</text:span> = 0 to <text:s/><text:span text:style-name="T2">x</text:span> &lt; n; <text:span text:style-name="T2">x</text:span>++ </text:p>
      <text:p text:style-name="P5"><text:tab/><text:span text:style-name="T2">vector</text:span>2[j] ← t<text:span text:style-name="T4">x</text:span></text:p>
      <text:p text:style-name="P4"/>
      <text:p text:style-name="P4"><text:tab/>sort(<text:span text:style-name="T2">vector</text:span>1) // use any algorithm to sort the first array since that has the <text:tab/><text:tab/><text:tab/> <text:s text:c="3"/><text:tab/><text:tab/><text:tab/> <text:s text:c="2"/>order of weights </text:p>
      <text:p text:style-name="P4"><text:tab/></text:p>
      <text:p text:style-name="P4"><text:tab/><text:tab/><text:tab/> // and then we assemble the processing times in the 2<text:span text:style-name="T1">nd</text:span> <text:span text:style-name="T2">vector</text:span> <text:s text:c="8"/><text:tab/><text:tab/><text:tab/> <text:s text:c="3"/><text:tab/> <text:s text:c="3"/>accordingly</text:p>
      <text:p text:style-name="P4"/>
      <text:p text:style-name="P4"><text:tab/>C<text:span text:style-name="T4">x</text:span><text:span text:style-name="T2"> </text:span>= SUM of (C<text:span text:style-name="T4">x</text:span>-1 * t<text:span text:style-name="T4">x</text:span>) from <text:span text:style-name="T7">n </text:span>=1 to <text:span text:style-name="T7">x </text:span>-1</text:p>
      <text:p text:style-name="P4"><text:tab/></text:p>
      <text:p text:style-name="P4"><text:tab/>//now calculate wjcj for each job</text:p>
      <text:p text:style-name="P4"/>
      <text:p text:style-name="P6"><text:tab/>SUM of (w<text:span text:style-name="T4">x</text:span> <text:s/>* c<text:span text:style-name="T5">x </text:span>) f<text:span text:style-name="T7">ro</text:span>m <text:span text:style-name="T7">x </text:span>= 1 to n</text:p>
      <text:p text:style-name="P4"/>
      <text:p text:style-name="P4">}</text:p>
      <text:p text:style-name="P4"/>
      <text:p text:style-name="P4">We know C increases <text:span text:style-name="T7">x</text:span> also increases and the greatest weight is kept at the end and the product of largest completion time and weight will be our maximum and the weighted sum of those will not be minimized or reduced so the maximum weight is placed in the first position, so it will be multiplied by the minimum amount of completion time <text:span text:style-name="T7">so largest weight is multiplied by the smallest time (or completion time)</text:span></text:p>
      <text:p text:style-name="P4"/>
      <text:p text:style-name="P8">So let’s say we have a list of weights ( 9 9 8 7) and times ( 2 2 1 1)</text:p>
      <text:p text:style-name="P8"/>
      <text:p text:style-name="P8">9 2</text:p>
      <text:p text:style-name="P8">9 2 + 2</text:p>
      <text:p text:style-name="P8">8 1 + 2 + 2</text:p>
      <text:p text:style-name="P8">7 1 + 1 + 2 + 2</text:p>
      <text:p text:style-name="P8">if we add everything up we will get 136.</text:p>
      <text:p text:style-name="P4"/>
      <text:p text:style-name="P4"/>
      <text:p text:style-name="P9"><text:soft-page-break/>2.</text:p>
      <text:p text:style-name="P10">Since swimming is something that can’t happen with other events then we can’t reduce that, so everyone participate in swimming one by one and total swim time will always be the same, so our total time should just include the total swimming time.</text:p>
      <text:p text:style-name="P10">Now since we want to optimize the total time we need to optimize the total biking and running time, we know that two people can do both of those events at the same time</text:p>
      <text:p text:style-name="P10"/>
      <text:p text:style-name="P11">Greedy algorithm:</text:p>
      <text:p text:style-name="P11">to optimize the total time the first person has to has to have a </text:p>
      <text:p text:style-name="P11">MIN Swim</text:p>
      <text:p text:style-name="P11">MAX Bike</text:p>
      <text:p text:style-name="P11">MAX Run</text:p>
      <text:p text:style-name="P11">and last person should have </text:p>
      <text:p text:style-name="P11">MAX Swim</text:p>
      <text:p text:style-name="P11">MIN Bike</text:p>
      <text:p text:style-name="P11">MIN Run</text:p>
      <text:p text:style-name="P11">so we sort according to min swim, max bike and max run (the time of them course) to the opposite which would be max swim, min bike, min run. </text:p>
      <text:p text:style-name="P11"/>
      <text:p text:style-name="P11">Optimize_Alg(S<text:span text:style-name="T3">x</text:span><text:span text:style-name="T8">,B</text:span><text:span text:style-name="T3">x</text:span><text:span text:style-name="T8">,R</text:span><text:span text:style-name="T3">x</text:span><text:span text:style-name="T8">)</text:span></text:p>
      <text:p text:style-name="P11"><text:span text:style-name="T8">{</text:span></text:p>
      <text:p text:style-name="P11"><text:span text:style-name="T8"><text:tab/>S</text:span><text:span text:style-name="T3">x</text:span><text:span text:style-name="T8"> ← swim</text:span></text:p>
      <text:p text:style-name="P11"><text:span text:style-name="T8"><text:tab/>B</text:span><text:span text:style-name="T3">x </text:span><text:span text:style-name="T8">← Bike</text:span></text:p>
      <text:p text:style-name="P11"><text:span text:style-name="T8"><text:tab/>R</text:span><text:span text:style-name="T3">x <text:s/></text:span><text:span text:style-name="T8">← Run</text:span></text:p>
      <text:p text:style-name="P11"><text:span text:style-name="T8"><text:tab/></text:span></text:p>
      <text:p text:style-name="P12"><text:span text:style-name="T8"><text:tab/>sort (B</text:span><text:span text:style-name="T3">x <text:s/></text:span><text:span text:style-name="T8">+ R</text:span><text:span text:style-name="T3">x</text:span><text:span text:style-name="T8">) // any sorting algorithm would work, just do it in decreasing<text:tab/>order</text:span></text:p>
      <text:p text:style-name="P12"><text:span text:style-name="T8"><text:tab/></text:span></text:p>
      <text:p text:style-name="P12"><text:span text:style-name="T8"><text:tab/></text:span><text:span text:style-name="T9">i <text:s/>constant</text:span></text:p>
      <text:p text:style-name="P12"><text:span text:style-name="T9"><text:tab/>j <text:s/>constant </text:span></text:p>
      <text:p text:style-name="P12"><text:span text:style-name="T9"/></text:p>
      <text:p text:style-name="P12"><text:span text:style-name="T9"><text:tab/>if(</text:span><text:span text:style-name="T3"> <text:s/></text:span><text:span text:style-name="T8">B</text:span><text:span text:style-name="T6">i</text:span><text:span text:style-name="T3"> <text:s/></text:span><text:span text:style-name="T8">+ R</text:span><text:span text:style-name="T6">i</text:span><text:span text:style-name="T9"> &lt; </text:span><text:span text:style-name="T8">B</text:span><text:span text:style-name="T6">j</text:span><text:span text:style-name="T3"> <text:s/></text:span><text:span text:style-name="T8">+ R</text:span><text:span text:style-name="T6">j</text:span><text:span text:style-name="T9">) → s</text:span><text:span text:style-name="T6">i</text:span><text:span text:style-name="T9"> &lt; s</text:span><text:span text:style-name="T6">j</text:span></text:p>
      <text:p text:style-name="P12"><text:span text:style-name="T6"><text:tab/></text:span><text:span text:style-name="T9"><text:tab/>then <text:s/>// swap</text:span></text:p>
      <text:p text:style-name="P12"><text:span text:style-name="T9"><text:tab/><text:tab/>swap (i,j) → invert pairs (i,j) <text:s text:c="5"/>// just a normal swap no fancy algorithm</text:span></text:p>
      <text:p text:style-name="P12"><text:span text:style-name="T9"/></text:p>
      <text:p text:style-name="P12"><text:span text:style-name="T9">//here is j finishes earlier than i then i stops swimming when j got out of the swimming</text:span></text:p>
      <text:p text:style-name="P11"><text:span text:style-name="T8"><text:s/>}</text:span></text:p>
      <text:p text:style-name="P11"><text:span text:style-name="T8"/></text:p>
      <text:p text:style-name="P13"><text:span text:style-name="T8">so if we have a person who swims in </text:span><text:span text:style-name="T10">30</text:span><text:span text:style-name="T8"> minutes and bikes and runs in </text:span><text:span text:style-name="T10">1</text:span><text:span text:style-name="T8"> hours .</text:span></text:p>
      <text:p text:style-name="P13"><text:span text:style-name="T8">and we have someone who swims in </text:span><text:span text:style-name="T10">15 minutes </text:span><text:span text:style-name="T8"><text:s/>and bikes and runs in </text:span><text:span text:style-name="T10">2</text:span><text:span text:style-name="T8"> </text:span><text:span text:style-name="T10">hours.</text:span><text:span text:style-name="T8"> </text:span></text:p>
      <text:p text:style-name="P13"><text:span text:style-name="T8"/></text:p>
      <text:p text:style-name="P13"><text:span text:style-name="T8">1</text:span><text:span text:style-name="T1">st</text:span><text:span text:style-name="T8"> : <text:s text:c="55"/>2</text:span><text:span text:style-name="T1">nd</text:span><text:span text:style-name="T8"> :</text:span></text:p>
      <text:p text:style-name="P13"><text:span text:style-name="T8">finish swim in </text:span><text:span text:style-name="T10">30 min <text:tab/><text:tab/> <text:s text:c="8"/>start swim at 30, finish swim at 45 min </text:span><text:span text:style-name="T8"><text:s text:c="36"/></text:span></text:p>
      <text:p text:style-name="P14"><text:span text:style-name="T8">bike+Run in <text:tab/></text:span><text:span text:style-name="T10">1<text:tab/><text:tab/><text:tab/> <text:s text:c="8"/>Bike+Run in 2 hrs</text:span></text:p>
      <text:p text:style-name="P14"><text:span text:style-name="T10">finish 1 hr 30 min </text:span><text:span text:style-name="T8"><text:tab/><text:tab/> <text:s text:c="19"/></text:span><text:span text:style-name="T10">finish in 2 hrs 45 min <text:s/></text:span></text:p>
      <text:p text:style-name="P15"/>
      <text:p text:style-name="P11"><text:s text:c="2"/></text:p>
      <text:p text:style-name="P4"/>
      <text:p text:style-name="P4"/>
      <text:p text:style-name="P7"/>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mry_KacstQurn" svg:font-family="mry_KacstQu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25T23:02:10.366368891</dc:date>
    <meta:editing-duration>PT1H11M44S</meta:editing-duration>
    <meta:editing-cycles>8</meta:editing-cycles>
    <meta:document-statistic meta:table-count="0" meta:image-count="0" meta:object-count="0" meta:page-count="3" meta:paragraph-count="61" meta:word-count="581" meta:character-count="2918" meta:non-whitespace-character-count="2163"/>
  </office:meta>
</office:document-meta>
</file>